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GradStudent</text:p>
          </table:table-cell>
          <table:table-cell office:value-type="string" calcext:value-type="string">
            <text:p>Research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Director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Grad Students: 0-3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esearch: 0-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PM: 0-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Director: I guess just do the 2 that PM's most talk to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9T14:35:09.465012879</meta:creation-date>
    <dc:date>2016-03-19T15:04:46.095847206</dc:date>
    <meta:editing-duration>PT28M32S</meta:editing-duration>
    <meta:editing-cycles>2</meta:editing-cycles>
    <meta:generator>LibreOffice/4.2.8.2$Linux_X86_64 LibreOffice_project/420m0$Build-2</meta:generator>
    <meta:document-statistic meta:table-count="1" meta:cell-count="190" meta:object-count="0"/>
  </office:meta>
</office:document-meta>
</file>